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9.406cm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9.406cm"/>
    </style:style>
    <style:style style:name="gr3" style:family="graphic" style:parent-style-name="standard">
      <style:graphic-properties draw:textarea-horizontal-align="justify" draw:textarea-vertical-align="middle" draw:auto-grow-height="false" fo:min-height="5.211cm" fo:min-width="9.40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06cm" svg:height="4.064cm" svg:x="2.651cm" svg:y="2.778cm">
          <text:p text:style-name="P1">Backend</text:p>
          <text:p text:style-name="P1">http://localhost:5000</text:p>
          <text:p text:style-name="P1">- GET /orders</text:p>
          <text:p text:style-name="P1">- GET /orders?count=X</text:p>
          <text:p text:style-name="P1">- GET /detail/# (1-1000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06cm" svg:height="3.302cm" svg:x="9.509cm" svg:y="9.636cm">
          <text:p text:style-name="P1">Aggregate</text:p>
          <text:p>http://localhost:5003</text:p>
          <text:p text:style-name="P1">(http://demo_aggregate:5000)</text:p>
          <text:p text:style-name="P1">- /detail/# (1-1000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5.461cm" svg:x="2.397cm" svg:y="14.97cm">
          <text:p text:style-name="P1">Orders</text:p>
          <text:p text:style-name="P1">http://localhost:5001</text:p>
          <text:p text:style-name="P1">(http://demo_orders:5000)</text:p>
          <text:p text:style-name="P1">- GET /allOrders</text:p>
          <text:p text:style-name="P1">- GET /orders/# (1-1000)</text:p>
          <text:p text:style-name="P1">- POST /custSearch</text:p>
          <text:p text:style-name="P1"><text:s text:c="2"/>({“name”: “search str”}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5.461cm" svg:x="15.859cm" svg:y="14.97cm">
          <text:p text:style-name="P1">Items</text:p>
          <text:p text:style-name="P1">http://localhost:5002</text:p>
          <text:p text:style-name="P1">(http://demo_items:5000)</text:p>
          <text:p text:style-name="P1">- GET /allItems</text:p>
          <text:p text:style-name="P1">- GET /item/# (1-100)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35cm" svg:y1="6.842cm" svg:x2="13.954cm" svg:y2="9.636cm">
          <text:p/>
        </draw:line>
        <draw:line draw:style-name="gr4" draw:text-style-name="P2" draw:layer="layout" svg:x1="7.35cm" svg:y1="6.842cm" svg:x2="6.715cm" svg:y2="14.97cm">
          <text:p/>
        </draw:line>
        <draw:line draw:style-name="gr4" draw:text-style-name="P2" draw:layer="layout" svg:x1="14.335cm" svg:y1="12.938cm" svg:x2="6.842cm" svg:y2="14.97cm">
          <text:p/>
        </draw:line>
        <draw:line draw:style-name="gr4" draw:text-style-name="P2" draw:layer="layout" svg:x1="14.335cm" svg:y1="12.938cm" svg:x2="21.066cm" svg:y2="14.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15:33:52.414516154</meta:creation-date>
    <dc:date>2017-09-19T15:43:46.143931340</dc:date>
    <meta:editing-duration>PT9M54S</meta:editing-duration>
    <meta:editing-cycles>1</meta:editing-cycles>
    <meta:document-statistic meta:object-count="8"/>
    <meta:generator>LibreOffice/5.3.1.2$Linux_X86_64 LibreOffice_project/30m0$Build-2</meta:generator>
  </office:meta>
</office:document-meta>
</file>